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702cm"/>
    </style:style>
    <style:style style:name="co20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</table:table>
      <table:table table:name="None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table:number-columns-repeated="12"/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table:number-columns-repeated="12"/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77.82">
            <text:p>5677.82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M$52:.M52]/[.C52]" office:value-type="float" office:value="0.195134206275561">
            <text:p>0.195134206275561</text:p>
          </table:table-cell>
          <table:table-cell table:formula="of:=[.$M$52:.M52]/[.D52]" office:value-type="float" office:value="3.109430449069">
            <text:p>3.10943044906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12/10/2013</text:date>, <text:time>16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2T16:25:12</dc:date>
    <dc:creator>Tim Cosgrove</dc:creator>
    <meta:generator>OpenOffice.org/3.2$Unix OpenOffice.org_project/320m12$Build-9483</meta:generator>
    <meta:editing-duration>PT30H30M20S</meta:editing-duration>
    <meta:editing-cycles>2</meta:editing-cycles>
    <meta:document-statistic meta:table-count="3" meta:cell-count="2009" meta:object-count="0"/>
  </office:meta>
</office:document-meta>
</file>